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4"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e Script 3</text:p>
      <text:p text:style-name="P2">Nach den 2 misserfolgen von Simple Script 1 und 2, wird nun die ultimative Scriptsprache entstehen! Sie wird weitgehend den Syntax von BlitzMax ähneln, aber dennoch die Einfachkeit von BB besitzen. Es wird von anfang an auf die Objekt Orientierte programmierung acht gegeben!</text:p>
      <text:p text:style-name="P2">Sie wird nicht Case senistive.</text:p>
      <text:p text:style-name="P2"/>
      <text:p text:style-name="P2">Lexer: Der Lexer zerlegt alles in Token, und diese werden dann nach Bytecode umgewandelt.</text:p>
      <text:p text:style-name="P2">Aus </text:p>
      <text:p text:style-name="P2">if (1==1)</text:p>
      <text:p text:style-name="P2">{</text:p>
      <text:p text:style-name="P2"><text:tab/>print(„Hallo Welt“)</text:p>
      <text:p text:style-name="P2">}</text:p>
      <text:p text:style-name="P2">Wird:</text:p>
      <text:p text:style-name="P2">Call If</text:p>
      <text:p text:style-name="P2">BRACKET</text:p>
      <text:p text:style-name="P2"><text:tab/><text:tab/>==</text:p>
      <text:p text:style-name="P2"><text:tab/>1</text:p>
      <text:p text:style-name="P2"><text:tab/>1</text:p>
      <text:p text:style-name="P2">ENDBRACKET</text:p>
      <text:p text:style-name="P2">NEWSCOPE</text:p>
      <text:p text:style-name="P2"><text:tab/>Call print</text:p>
      <text:p text:style-name="P2"><text:tab/>WORD</text:p>
      <text:p text:style-name="P2"><text:tab/>789827361 //rgendeine Adresse zum String </text:p>
      <text:p text:style-name="P2">ENDSCOPE</text:p>
      <text:p text:style-name="P2"/>
      <text:p text:style-name="P2">Aus: Print(1+1*2*3+(4+5)^10)</text:p>
      <text:p text:style-name="P2">Wird:</text:p>
      <text:p text:style-name="P2">CALL print</text:p>
      <text:p text:style-name="P2">PARAMETER</text:p>
      <text:p text:style-name="P2">OPERATOR<text:tab/><text:tab/>^</text:p>
      <text:p text:style-name="P2">BRACKET</text:p>
      <text:p text:style-name="P2">OPERATOR<text:tab/><text:tab/><text:tab/>+</text:p>
      <text:p text:style-name="P2">INT<text:tab/><text:tab/>4</text:p>
      <text:p text:style-name="P2">OPERATOR<text:tab/><text:tab/><text:tab/>+</text:p>
      <text:p text:style-name="P2">INT<text:tab/><text:tab/>5</text:p>
      <text:p text:style-name="P2">ENDBRACKET</text:p>
      <text:p text:style-name="P2">OPERATOR<text:tab/>+</text:p>
      <text:p text:style-name="P2">OPERATOR<text:tab/>-</text:p>
      <text:p text:style-name="P2">INT<text:tab/>1</text:p>
      <text:p text:style-name="P2">OPERATOR<text:tab/>-</text:p>
      <text:p text:style-name="P2">INT<text:tab/>2</text:p>
      <text:p text:style-name="P2">OPERATOR<text:tab/>-</text:p>
      <text:p text:style-name="P2">INT<text:tab/>3</text:p>
      <text:p text:style-name="P2">OPERATOR<text:tab/>+</text:p>
      <text:p text:style-name="P2">INT<text:tab/>1</text:p>
      <text:p text:style-name="P2">ENDPARAMETER</text:p>
      <text:p text:style-name="P2"/>
      <text:p text:style-name="P2">Aus meineVariable=10*4+1</text:p>
      <text:p text:style-name="P2">wird:</text:p>
      <text:p text:style-name="P2">PUSH meineVariable</text:p>
      <text:p text:style-name="P2"><text:tab/>MOV</text:p>
      <text:p text:style-name="P2"><text:tab/><text:tab/>*</text:p>
      <text:p text:style-name="P2"><text:soft-page-break/><text:tab/>10</text:p>
      <text:p text:style-name="P2"><text:tab/>4</text:p>
      <text:p text:style-name="P2"><text:tab/><text:tab/>+</text:p>
      <text:p text:style-name="P2"><text:tab/>1</text:p>
      <text:p text:style-name="P2"/>
      <text:p text:style-name="P2"/>
      <text:p text:style-name="P2"/>
      <text:p text:style-name="P2"/>
      <text:p text:style-name="P2">Ein einfaches Testscript:</text:p>
      <text:p text:style-name="P2"/>
      <text:p text:style-name="P3">Local MeineVariable:Int=5</text:p>
      <text:p text:style-name="P3">Global MeineFloat:Float=5.4</text:p>
      <text:p text:style-name="P3"/>
      <text:p text:style-name="P3">local basic:TBasic= new Tbasic</text:p>
      <text:p text:style-name="P3">basic.print(„Hallo Welt“)</text:p>
      <text:p text:style-name="P3"/>
      <text:p text:style-name="P3">If (1==1)</text:p>
      <text:p text:style-name="P3">{ 'Kann uahc Then heißen</text:p>
      <text:p text:style-name="P3"><text:tab/>Basic.Print( „Jahaaa 1==1“)</text:p>
      <text:p text:style-name="P3">} 'Kann auch Endif heißen</text:p>
      <text:p text:style-name="P3">'Schleifen:</text:p>
      <text:p text:style-name="P3">local I:Byte</text:p>
      <text:p text:style-name="P3">{</text:p>
      <text:p text:style-name="P3"><text:tab/>i:+1</text:p>
      <text:p text:style-name="P3"><text:tab/>If (i==2)</text:p>
      <text:p text:style-name="P3"><text:tab/>{</text:p>
      <text:p text:style-name="P3"><text:tab/><text:tab/>Exit()</text:p>
      <text:p text:style-name="P3"><text:tab/>}</text:p>
      <text:p text:style-name="P3">} until(i&lt;5)</text:p>
      <text:p text:style-name="P3"/>
      <text:p text:style-name="P3"/>
      <text:p text:style-name="P3">InlineByteCode</text:p>
      <text:p text:style-name="P3">{</text:p>
      <text:p text:style-name="P3"><text:tab/>'Hier kann Inline Bytecode geschrieben werden</text:p>
      <text:p text:style-name="P4"><text:tab/> }</text:p>
      <text:p text:style-name="P4"><text:tab/>goto („Label1“)</text:p>
      <text:p text:style-name="P4"><text:tab/>function MyFunction:int(txt:String)</text:p>
      <text:p text:style-name="P4"><text:tab/>{</text:p>
      <text:p text:style-name="P4"><text:tab/><text:tab/>return txt.Len()</text:p>
      <text:p text:style-name="P4"><text:tab/>}</text:p>
      <text:p text:style-name="P4"><text:tab/>label(„Lab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4-04T08:14:15</meta:creation-date>
    <dc:date>2009-04-04T22:08:55</dc:date>
    <meta:editing-cycles>33</meta:editing-cycles>
    <meta:editing-duration>PT8H6M56S</meta:editing-duration>
    <meta:user-defined meta:name="Info 1"/>
    <meta:user-defined meta:name="Info 2"/>
    <meta:user-defined meta:name="Info 3"/>
    <meta:user-defined meta:name="Info 4"/>
    <meta:document-statistic meta:table-count="0" meta:image-count="0" meta:object-count="0" meta:page-count="2" meta:paragraph-count="79" meta:word-count="202" meta:character-count="1252"/>
  </office:meta>
</office:document-meta>
</file>